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21pt"/>
    </style:style>
    <style:style style:name="co2" style:family="table-column">
      <style:table-column-properties fo:break-before="auto" style:column-width="71.46pt"/>
    </style:style>
    <style:style style:name="co3" style:family="table-column">
      <style:table-column-properties fo:break-before="auto" style:column-width="61.09pt"/>
    </style:style>
    <style:style style:name="co4" style:family="table-column">
      <style:table-column-properties fo:break-before="auto" style:column-width="126.99pt"/>
    </style:style>
    <style:style style:name="co5" style:family="table-column">
      <style:table-column-properties fo:break-before="auto" style:column-width="118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/>
          <table:table-cell table:style-name="ce1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# TEAMS</text:p>
          </table:table-cell>
          <table:table-cell table:style-name="ce2" office:value-type="string" calcext:value-type="string">
            <text:p># DAYS</text:p>
          </table:table-cell>
          <table:table-cell table:style-name="ce2" office:value-type="string" calcext:value-type="string">
            <text:p># DAILY MATCHES</text:p>
          </table:table-cell>
          <table:table-cell table:style-name="ce2" office:value-type="string" calcext:value-type="string">
            <text:p>SECONDS BY V1</text:p>
          </table:table-cell>
          <table:table-cell table:style-name="ce2" office:value-type="string" calcext:value-type="string">
            <text:p>SECONDS BY V2</text:p>
          </table:table-cell>
          <table:table-cell table:number-columns-repeated="1018"/>
        </table:table-row>
        <table:table-row table:style-name="ro1"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00191" calcext:value-type="float">
            <text:p>0.0019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0.0097" calcext:value-type="float">
            <text:p>0.0097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206" calcext:value-type="float">
            <text:p>0.0206</text:p>
          </table:table-cell>
          <table:table-cell table:style-name="ce4" office:value-type="float" office:value="0.0183" calcext:value-type="float">
            <text:p>0.018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372" calcext:value-type="float">
            <text:p>0.0372</text:p>
          </table:table-cell>
          <table:table-cell table:style-name="ce4" office:value-type="float" office:value="0.1251" calcext:value-type="float">
            <text:p>0.125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4329" calcext:value-type="float">
            <text:p>0.04329</text:p>
          </table:table-cell>
          <table:table-cell table:style-name="ce4" office:value-type="float" office:value="0.08993" calcext:value-type="float">
            <text:p>0.0899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13106" calcext:value-type="float">
            <text:p>0.13106</text:p>
          </table:table-cell>
          <table:table-cell table:style-name="ce4" office:value-type="float" office:value="0.16529" calcext:value-type="float">
            <text:p>0.16529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92013" calcext:value-type="float">
            <text:p>4.92013</text:p>
          </table:table-cell>
          <table:table-cell table:style-name="ce4" office:value-type="float" office:value="14.94994" calcext:value-type="float">
            <text:p>14.9499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.0293" calcext:value-type="float">
            <text:p>1.0293</text:p>
          </table:table-cell>
          <table:table-cell table:style-name="ce4" office:value-type="float" office:value="0.29077" calcext:value-type="float">
            <text:p>0.29077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1.09118" calcext:value-type="float">
            <text:p>341.09118</text:p>
          </table:table-cell>
          <table:table-cell table:style-name="ce4" office:value-type="string" calcext:value-type="string">
            <text:p>----</text:p>
          </table:table-cell>
          <table:table-cell table:style-name="ce6" office:value-type="string" calcext:value-type="string">
            <text:p>Se espero 1h, por el V2 y nad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4.71695" calcext:value-type="float">
            <text:p>54.71695</text:p>
          </table:table-cell>
          <table:table-cell table:style-name="ce4" office:value-type="string" calcext:value-type="string">
            <text:p>----</text:p>
          </table:table-cell>
          <table:table-cell table:style-name="ce6" office:value-type="string" calcext:value-type="string">
            <text:p>Se espero 15 minuto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.43231" calcext:value-type="float">
            <text:p>20.43231</text:p>
          </table:table-cell>
          <table:table-cell table:style-name="ce4" office:value-type="float" office:value="6.77356" calcext:value-type="float">
            <text:p>6.77356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23963" calcext:value-type="float">
            <text:p>7.23963</text:p>
          </table:table-cell>
          <table:table-cell table:style-name="ce4" office:value-type="string" calcext:value-type="string">
            <text:p>----</text:p>
          </table:table-cell>
          <table:table-cell table:style-name="ce6" office:value-type="string" calcext:value-type="string">
            <text:p>Se espero 15 minuto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.19769" calcext:value-type="float">
            <text:p>17.19769</text:p>
          </table:table-cell>
          <table:table-cell table:style-name="ce4" office:value-type="float" office:value="8.47556" calcext:value-type="float">
            <text:p>8.47556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6.01891" calcext:value-type="float">
            <text:p>26.01891</text:p>
          </table:table-cell>
          <table:table-cell table:style-name="ce5" office:value-type="float" office:value="2.40701" calcext:value-type="float">
            <text:p>2.4070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8.62187" calcext:value-type="float">
            <text:p>48.62187</text:p>
          </table:table-cell>
          <table:table-cell table:style-name="ce4" office:value-type="float" office:value="5.07059" calcext:value-type="float">
            <text:p>5.07059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9.97276" calcext:value-type="float">
            <text:p>69.97276</text:p>
          </table:table-cell>
          <table:table-cell table:style-name="ce4" office:value-type="float" office:value="73.92808" calcext:value-type="float">
            <text:p>73.9280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1.65029" calcext:value-type="float">
            <text:p>111.65029</text:p>
          </table:table-cell>
          <table:table-cell table:style-name="ce4" office:value-type="float" office:value="12.24569" calcext:value-type="float">
            <text:p>12.24569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float" office:value="5.27383" calcext:value-type="float">
            <text:p>5.27383</text:p>
          </table:table-cell>
          <table:table-cell table:style-name="ce6" office:value-type="string" calcext:value-type="string">
            <text:p>Consumio demasiada memoria por la cantidad de clausuras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----</text:p>
          </table:table-cell>
          <table:table-cell table:style-name="ce4" office:value-type="float" office:value="12.52614" calcext:value-type="float">
            <text:p>12.52614</text:p>
          </table:table-cell>
          <table:table-cell table:style-name="ce6" office:value-type="string" calcext:value-type="string">
            <text:p>Consumio demasiada memoria por la cantidad de clausuras</text:p>
          </table:table-cell>
          <table:table-cell table:number-columns-repeated="1017"/>
        </table:table-row>
        <table:table-row table:style-name="ro1" table:number-rows-repeated="979">
          <table:table-cell/>
          <table:table-cell table:style-name="ce4" table:number-columns-repeated="5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5" meta:object-count="0"/>
    <meta:generator>LibreOfficeDev/6.0.5.2$Linux_X86_64 LibreOffice_project/</meta:generator>
  </office:meta>
</office:document-meta>
</file>